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Arial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48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0.6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972in" fo:break-before="auto" style:use-optimal-row-height="false"/>
    </style:style>
    <style:style style:name="ro4" style:family="table-row">
      <style:table-row-properties style:row-height="0.3598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Excel_5f_BuiltIn_5f_RowLevel_5f_6">
      <style:table-cell-properties fo:padding="0.028in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dee7e5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Sans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Sans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9" style:family="table-cell" style:parent-style-name="Default">
      <style:table-cell-properties fo:background-color="#3faf46" style:text-align-source="fix" style:repeat-content="false" style:vertical-align="middle"/>
      <style:paragraph-properties fo:text-align="center"/>
      <style:text-properties style:font-name="Noto Sans" fo:font-size="16pt" style:font-size-asian="16pt" style:font-size-complex="16pt"/>
    </style:style>
    <style:style style:name="ce60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in"/>
      <style:text-properties style:font-name="Noto Sans" fo:font-size="16pt" style:font-size-asian="16pt" style:font-size-complex="16pt"/>
    </style:style>
    <style:style style:name="ce61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62" style:family="table-cell" style:parent-style-name="Default">
      <style:table-cell-properties fo:background-color="#3faf46"/>
      <style:text-properties style:font-name="Noto Sans" fo:font-size="16pt" style:font-size-asian="16pt" style:font-size-complex="16pt"/>
    </style:style>
    <style:style style:name="ce20" style:family="table-cell" style:parent-style-name="Default">
      <style:table-cell-properties fo:background-color="#2a6099"/>
      <style:text-properties style:font-name="Noto Sans" fo:font-size="16pt" style:font-size-asian="16pt" style:font-size-complex="16pt"/>
    </style:style>
    <style:style style:name="ce64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in"/>
      <style:text-properties style:font-name="Noto Sans" fo:font-size="16pt" style:font-size-asian="16pt" style:font-size-complex="16pt"/>
    </style:style>
    <style:style style:name="ce65" style:family="table-cell" style:parent-style-name="Default">
      <style:table-cell-properties fo:background-color="#2a6099" style:text-align-source="fix" style:repeat-content="false" style:vertical-align="middle"/>
      <style:paragraph-properties fo:text-align="center"/>
      <style:text-properties style:font-name="Noto Sans" fo:font-size="16pt" style:font-size-asian="16pt" style:font-size-complex="16pt"/>
    </style:style>
    <style:style style:name="ce66" style:family="table-cell" style:parent-style-name="Default">
      <style:table-cell-properties fo:background-color="#acb20c" style:text-align-source="fix" style:repeat-content="false" style:vertical-align="middle"/>
      <style:paragraph-properties fo:text-align="center"/>
      <style:text-properties style:font-name="Noto Sans" fo:font-size="16pt" style:font-size-asian="16pt" style:font-size-complex="16pt"/>
    </style:style>
    <style:style style:name="ce67" style:family="table-cell" style:parent-style-name="Default">
      <style:table-cell-properties fo:background-color="#acb20c" style:text-align-source="fix" style:repeat-content="false" fo:border="0.74pt solid #000000" style:vertical-align="middle"/>
      <style:paragraph-properties fo:text-align="center" fo:margin-left="0in"/>
      <style:text-properties style:font-name="Noto Sans" fo:font-size="16pt" style:font-size-asian="16pt" style:font-size-complex="16pt"/>
    </style:style>
    <style:style style:name="ce68" style:family="table-cell" style:parent-style-name="Default" style:data-style-name="N156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69" style:family="table-cell" style:parent-style-name="Default">
      <style:table-cell-properties fo:background-color="#acb20c"/>
      <style:text-properties style:font-name="Noto Sans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49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4" table:default-cell-style-name="ce53"/>
        <table:table-column table:style-name="co4" table:default-cell-style-name="ce56"/>
        <table:table-column table:style-name="co5" table:default-cell-style-name="ce56"/>
        <table:table-column table:style-name="co6" table:number-columns-repeated="17" table:default-cell-style-name="ce61"/>
        <table:table-column table:style-name="co6" table:number-columns-repeated="7" table:default-cell-style-name="ce68"/>
        <table:table-row table:style-name="ro1">
          <table:table-cell table:style-name="ce46" office:value-type="string" calcext:value-type="string" table:number-columns-spanned="5" table:number-rows-spanned="2">
            <text:p>KMAXPP05 – Math3-ml (CC2)</text:p>
          </table:table-cell>
          <table:covered-table-cell table:number-columns-repeated="3" table:style-name="ce5"/>
          <table:covered-table-cell table:style-name="ce7"/>
          <table:table-cell table:style-name="ce54" table:number-columns-repeated="2"/>
          <table:table-cell table:style-name="Default" table:number-columns-repeated="24"/>
        </table:table-row>
        <table:table-row table:style-name="ro2">
          <table:covered-table-cell table:style-name="ce47"/>
          <table:covered-table-cell table:number-columns-repeated="3" table:style-name="ce5"/>
          <table:covered-table-cell table:style-name="ce7"/>
          <table:table-cell table:style-name="ce55"/>
          <table:table-cell table:style-name="ce57" office:value-type="string" calcext:value-type="string" table:number-columns-spanned="1" table:number-rows-spanned="2">
            <text:p>Projet (sur 8)</text:p>
          </table:table-cell>
          <table:table-cell table:style-name="ce59" office:value-type="string" calcext:value-type="string" table:number-columns-spanned="8" table:number-rows-spanned="1">
            <text:p>Présense de TD (0 ou 1)</text:p>
          </table:table-cell>
          <table:covered-table-cell table:number-columns-repeated="7" table:style-name="ce62"/>
          <table:table-cell table:style-name="ce20" table:number-columns-repeated="2"/>
          <table:table-cell table:style-name="ce65" office:value-type="string" calcext:value-type="string" table:number-columns-spanned="7" table:number-rows-spanned="1">
            <text:p>Présence de TP (0 ou 1)</text:p>
          </table:table-cell>
          <table:covered-table-cell table:number-columns-repeated="6" table:style-name="ce20"/>
          <table:table-cell table:style-name="ce66" office:value-type="string" calcext:value-type="string" table:number-columns-spanned="7" table:number-rows-spanned="1">
            <text:p>Note de TP (0 à 3)</text:p>
          </table:table-cell>
          <table:covered-table-cell table:number-columns-repeated="6" table:style-name="ce69"/>
        </table:table-row>
        <table:table-row table:style-name="ro3">
          <table:table-cell table:style-name="ce48" office:value-type="string" calcext:value-type="string">
            <text:p>N° de carte</text:p>
          </table:table-cell>
          <table:table-cell table:style-name="ce48" office:value-type="string" calcext:value-type="string">
            <text:p>Nom patronymique</text:p>
          </table:table-cell>
          <table:table-cell table:style-name="ce48" office:value-type="string" calcext:value-type="string">
            <text:p>Prénom</text:p>
          </table:table-cell>
          <table:table-cell table:style-name="ce48" office:value-type="string" calcext:value-type="string">
            <text:p>Mail</text:p>
          </table:table-cell>
          <table:table-cell table:style-name="ce48" office:value-type="string" calcext:value-type="string">
            <text:p>IA</text:p>
          </table:table-cell>
          <table:table-cell table:style-name="ce48" office:value-type="string" calcext:value-type="string">
            <text:p>Note CC2</text:p>
          </table:table-cell>
          <table:covered-table-cell table:style-name="ce58"/>
          <table:table-cell table:style-name="ce60" office:value-type="string" calcext:value-type="string">
            <text:p>TD1</text:p>
          </table:table-cell>
          <table:table-cell table:style-name="ce60" office:value-type="string" calcext:value-type="string">
            <text:p>TD2</text:p>
          </table:table-cell>
          <table:table-cell table:style-name="ce60" office:value-type="string" calcext:value-type="string">
            <text:p>TD3</text:p>
          </table:table-cell>
          <table:table-cell table:style-name="ce60" office:value-type="string" calcext:value-type="string">
            <text:p>TD4</text:p>
          </table:table-cell>
          <table:table-cell table:style-name="ce60" office:value-type="string" calcext:value-type="string">
            <text:p>TD5</text:p>
          </table:table-cell>
          <table:table-cell table:style-name="ce60" office:value-type="string" calcext:value-type="string">
            <text:p>TD6</text:p>
          </table:table-cell>
          <table:table-cell table:style-name="ce60" office:value-type="string" calcext:value-type="string">
            <text:p>TD7</text:p>
          </table:table-cell>
          <table:table-cell table:style-name="ce60" office:value-type="string" calcext:value-type="string">
            <text:p>TD8</text:p>
          </table:table-cell>
          <table:table-cell table:style-name="ce64" office:value-type="string" calcext:value-type="string">
            <text:p>TP1</text:p>
          </table:table-cell>
          <table:table-cell table:style-name="ce64" office:value-type="string" calcext:value-type="string">
            <text:p>TP2</text:p>
          </table:table-cell>
          <table:table-cell table:style-name="ce64" office:value-type="string" calcext:value-type="string">
            <text:p>TP3</text:p>
          </table:table-cell>
          <table:table-cell table:style-name="ce64" office:value-type="string" calcext:value-type="string">
            <text:p>TP4</text:p>
          </table:table-cell>
          <table:table-cell table:style-name="ce64" office:value-type="string" calcext:value-type="string">
            <text:p>TP5</text:p>
          </table:table-cell>
          <table:table-cell table:style-name="ce64" office:value-type="string" calcext:value-type="string">
            <text:p>TP6</text:p>
          </table:table-cell>
          <table:table-cell table:style-name="ce64" office:value-type="string" calcext:value-type="string">
            <text:p>TP7</text:p>
          </table:table-cell>
          <table:table-cell table:style-name="ce64" office:value-type="string" calcext:value-type="string">
            <text:p>TP8</text:p>
          </table:table-cell>
          <table:table-cell table:style-name="ce64" office:value-type="string" calcext:value-type="string">
            <text:p>TP9</text:p>
          </table:table-cell>
          <table:table-cell table:style-name="ce67" office:value-type="string" calcext:value-type="string">
            <text:p>TP1</text:p>
          </table:table-cell>
          <table:table-cell table:style-name="ce67" office:value-type="string" calcext:value-type="string">
            <text:p>TP2</text:p>
          </table:table-cell>
          <table:table-cell table:style-name="ce67" office:value-type="string" calcext:value-type="string">
            <text:p>TP3</text:p>
          </table:table-cell>
          <table:table-cell table:style-name="ce67" office:value-type="string" calcext:value-type="string">
            <text:p>TP4</text:p>
          </table:table-cell>
          <table:table-cell table:style-name="ce67" office:value-type="string" calcext:value-type="string">
            <text:p>TP5</text:p>
          </table:table-cell>
          <table:table-cell table:style-name="ce67" office:value-type="string" calcext:value-type="string">
            <text:p>TP6</text:p>
          </table:table-cell>
          <table:table-cell table:style-name="ce67" office:value-type="string" calcext:value-type="string">
            <text:p>TP7</text:p>
          </table:table-cell>
        </table:table-row>
        <table:table-row table:style-name="ro4">
          <table:table-cell office:value-type="string" calcext:value-type="string">
            <text:p>22116042</text:p>
          </table:table-cell>
          <table:table-cell office:value-type="string" calcext:value-type="string">
            <text:p>ABOUBAKAR</text:p>
          </table:table-cell>
          <table:table-cell office:value-type="string" calcext:value-type="string">
            <text:p>SALEH YOUSSOUF</text:p>
          </table:table-cell>
          <table:table-cell office:value-type="string" calcext:value-type="string">
            <text:p>saleh-youssouf.aboubakar@univ-tlse3.fr</text:p>
          </table:table-cell>
          <table:table-cell office:value-type="string" calcext:value-type="string">
            <text:p>K2MATE231 - L2 MATHEMATIQUES</text:p>
            <text:p>K3MABE231 - L3 MATHS PARC SID</text:p>
          </table:table-cell>
          <table:table-cell table:formula="of:=[.G4] + SUM([.H4:.X4])* 5 / 17 + SUM([.Y4:.AE4])" office:value-type="float" office:value="0" calcext:value-type="float">
            <text:p>0.00</text:p>
          </table:table-cell>
          <table:table-cell/>
          <table:table-cell table:style-name="Default"/>
          <table:table-cell table:number-columns-repeated="23"/>
        </table:table-row>
        <table:table-row table:style-name="ro4">
          <table:table-cell office:value-type="string" calcext:value-type="string">
            <text:p>22301472</text:p>
          </table:table-cell>
          <table:table-cell office:value-type="string" calcext:value-type="string">
            <text:p>AIMONIER-DAVAT</text:p>
          </table:table-cell>
          <table:table-cell office:value-type="string" calcext:value-type="string">
            <text:p>LILY</text:p>
          </table:table-cell>
          <table:table-cell office:value-type="string" calcext:value-type="string">
            <text:p>lily.aimonier-davat@univ-tlse3.fr</text:p>
          </table:table-cell>
          <table:table-cell office:value-type="string" calcext:value-type="string">
            <text:p>K2INDE221 - L2 INFO PARC MIDL</text:p>
            <text:p>K2MADE221 - L2 MATHS PARC MIDL</text:p>
            <text:p>K3INDE221 - L3 INFO PARC MIDL</text:p>
            <text:p>K3MADE221 - L3 MATHS PARC MIDL</text:p>
          </table:table-cell>
          <table:table-cell table:formula="of:=[.G5] + SUM([.H5:.X5])* 5 / 17 + SUM([.Y5:.AE5])" office:value-type="float" office:value="0.882352941176471" calcext:value-type="float">
            <text:p>0.8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22203015</text:p>
          </table:table-cell>
          <table:table-cell office:value-type="string" calcext:value-type="string">
            <text:p>BAO KOUNTA</text:p>
          </table:table-cell>
          <table:table-cell office:value-type="string" calcext:value-type="string">
            <text:p>BIRIMA</text:p>
          </table:table-cell>
          <table:table-cell office:value-type="string" calcext:value-type="string">
            <text:p>birima.bao-kounta@univ-tlse3.fr</text:p>
          </table:table-cell>
          <table:table-cell office:value-type="string" calcext:value-type="string">
            <text:p>K3MABE231 - L3 MATHS PARC SID</text:p>
          </table:table-cell>
          <table:table-cell table:formula="of:=[.G6] + SUM([.H6:.X6])* 5 / 17 + SUM([.Y6:.AE6])" office:value-type="float" office:value="0.588235294117647" calcext:value-type="float">
            <text:p>0.5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22400575</text:p>
          </table:table-cell>
          <table:table-cell office:value-type="string" calcext:value-type="string">
            <text:p>BASSINA</text:p>
          </table:table-cell>
          <table:table-cell office:value-type="string" calcext:value-type="string">
            <text:p>AKOUVI</text:p>
          </table:table-cell>
          <table:table-cell office:value-type="string" calcext:value-type="string">
            <text:p>akouvi.bassina1@univ-tlse3.fr</text:p>
          </table:table-cell>
          <table:table-cell office:value-type="string" calcext:value-type="string">
            <text:p>K3MABE231 - L3 MATHS PARC SID</text:p>
          </table:table-cell>
          <table:table-cell table:formula="of:=[.G7] + SUM([.H7:.X7])* 5 / 17 + SUM([.Y7:.AE7])" office:value-type="float" office:value="0.588235294117647" calcext:value-type="float">
            <text:p>0.5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22510243</text:p>
          </table:table-cell>
          <table:table-cell office:value-type="string" calcext:value-type="string">
            <text:p>BOUKERNE</text:p>
          </table:table-cell>
          <table:table-cell office:value-type="string" calcext:value-type="string">
            <text:p>DOUNIA</text:p>
          </table:table-cell>
          <table:table-cell office:value-type="string" calcext:value-type="string">
            <text:p>dounia.boukerne@univ-tlse3.fr</text:p>
          </table:table-cell>
          <table:table-cell office:value-type="string" calcext:value-type="string">
            <text:p>K2INFE221 - L2 INFORMATIQUE</text:p>
            <text:p>K3MABE231 - L3 MATHS PARC SID</text:p>
          </table:table-cell>
          <table:table-cell table:formula="of:=[.G8] + SUM([.H8:.X8])* 5 / 17 + SUM([.Y8:.AE8])" office:value-type="float" office:value="0.588235294117647" calcext:value-type="float">
            <text:p>0.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22202253</text:p>
          </table:table-cell>
          <table:table-cell office:value-type="string" calcext:value-type="string">
            <text:p>CHAUDESAYGUES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calypso.chaudesaygues@univ-tlse3.fr</text:p>
          </table:table-cell>
          <table:table-cell office:value-type="string" calcext:value-type="string">
            <text:p>K3MAIE231 - L3 MATHS PARC MAPI3</text:p>
          </table:table-cell>
          <table:table-cell table:formula="of:=[.G9] + SUM([.H9:.X9])* 5 / 17 + SUM([.Y9:.AE9])" office:value-type="float" office:value="0.882352941176471" calcext:value-type="float">
            <text:p>0.8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22311949</text:p>
          </table:table-cell>
          <table:table-cell office:value-type="string" calcext:value-type="string">
            <text:p>CRO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helena.cros@univ-tlse3.fr</text:p>
          </table:table-cell>
          <table:table-cell office:value-type="string" calcext:value-type="string">
            <text:p>K3INDE221 - L3 INFO PARC MIDL</text:p>
            <text:p>K3MADE221 - L3 MATHS PARC MIDL</text:p>
          </table:table-cell>
          <table:table-cell table:formula="of:=[.G10] + SUM([.H10:.X10])* 5 / 17 + SUM([.Y10:.AE10])" office:value-type="float" office:value="0" calcext:value-type="float">
            <text:p>0.00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22301022</text:p>
          </table:table-cell>
          <table:table-cell office:value-type="string" calcext:value-type="string">
            <text:p>CUTAYA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julian.cutaya@univ-tlse3.fr</text:p>
          </table:table-cell>
          <table:table-cell office:value-type="string" calcext:value-type="string">
            <text:p>K3INDE221 - L3 INFO PARC MIDL</text:p>
            <text:p>K3MADE221 - L3 MATHS PARC MIDL</text:p>
          </table:table-cell>
          <table:table-cell table:formula="of:=[.G11] + SUM([.H11:.X11])* 5 / 17 + SUM([.Y11:.AE11])" office:value-type="float" office:value="0" calcext:value-type="float">
            <text:p>0.00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22306419</text:p>
          </table:table-cell>
          <table:table-cell office:value-type="string" calcext:value-type="string">
            <text:p>DANGLA--BARTHE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adrien.dangla--barthe@univ-tlse3.fr</text:p>
          </table:table-cell>
          <table:table-cell office:value-type="string" calcext:value-type="string">
            <text:p>K3MABE231 - L3 MATHS PARC SID</text:p>
            <text:p>N2OSAE251 - DFGS ODONTOLOGIE 2e ANNEE</text:p>
          </table:table-cell>
          <table:table-cell table:formula="of:=[.G12] + SUM([.H12:.X12])* 5 / 17 + SUM([.Y12:.AE12])" office:value-type="float" office:value="0.294117647058824" calcext:value-type="float">
            <text:p>0.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4">
          <table:table-cell office:value-type="string" calcext:value-type="string">
            <text:p>22302391</text:p>
          </table:table-cell>
          <table:table-cell office:value-type="string" calcext:value-type="string">
            <text:p>DE OLIVEIRA PASQUALINI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anthony.de-oliveira-pasqualini@univ-tlse3.fr</text:p>
          </table:table-cell>
          <table:table-cell office:value-type="string" calcext:value-type="string">
            <text:p>K3MAEE231 - L3 MATHS PARC ENS RECHERC</text:p>
          </table:table-cell>
          <table:table-cell table:formula="of:=[.G13] + SUM([.H13:.X13])* 5 / 17 + SUM([.Y13:.AE13])" office:value-type="float" office:value="0" calcext:value-type="float">
            <text:p>0.00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22300218</text:p>
          </table:table-cell>
          <table:table-cell office:value-type="string" calcext:value-type="string">
            <text:p>DE PAIV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tefan.de-paiva@univ-tlse3.fr</text:p>
          </table:table-cell>
          <table:table-cell office:value-type="string" calcext:value-type="string">
            <text:p>K3INDE221 - L3 INFO PARC MIDL</text:p>
            <text:p>K3MADE221 - L3 MATHS PARC MIDL</text:p>
          </table:table-cell>
          <table:table-cell table:formula="of:=[.G14] + SUM([.H14:.X14])* 5 / 17 + SUM([.Y14:.AE14])" office:value-type="float" office:value="0" calcext:value-type="float">
            <text:p>0.00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22204197</text:p>
          </table:table-cell>
          <table:table-cell office:value-type="string" calcext:value-type="string">
            <text:p>DENOUX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raphael.denoux@univ-tlse3.fr</text:p>
          </table:table-cell>
          <table:table-cell office:value-type="string" calcext:value-type="string">
            <text:p>K3MABE231 - L3 MATHS PARC SID</text:p>
            <text:p>K3MACE251 - L3 MATHS PARC CAPES ENS</text:p>
            <text:p>XUCERE241 - Inscription au Certi+</text:p>
          </table:table-cell>
          <table:table-cell table:formula="of:=[.G15] + SUM([.H15:.X15])* 5 / 17 + SUM([.Y15:.AE15])" office:value-type="float" office:value="0.588235294117647" calcext:value-type="float">
            <text:p>0.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22411928</text:p>
          </table:table-cell>
          <table:table-cell office:value-type="string" calcext:value-type="string">
            <text:p>DIALLO</text:p>
          </table:table-cell>
          <table:table-cell office:value-type="string" calcext:value-type="string">
            <text:p>ISSA SADJO</text:p>
          </table:table-cell>
          <table:table-cell office:value-type="string" calcext:value-type="string">
            <text:p>issa-sadjo.diallo@univ-tlse3.fr</text:p>
          </table:table-cell>
          <table:table-cell office:value-type="string" calcext:value-type="string">
            <text:p>K2INFE221 - L2 INFORMATIQUE</text:p>
            <text:p>K3MABE231 - L3 MATHS PARC SID</text:p>
          </table:table-cell>
          <table:table-cell table:formula="of:=[.G16] + SUM([.H16:.X16])* 5 / 17 + SUM([.Y16:.AE16])" office:value-type="float" office:value="0.882352941176471" calcext:value-type="float">
            <text:p>0.8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22301633</text:p>
          </table:table-cell>
          <table:table-cell office:value-type="string" calcext:value-type="string">
            <text:p>DOMBROWSKI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tahina.dombrowski@univ-tlse3.fr</text:p>
          </table:table-cell>
          <table:table-cell office:value-type="string" calcext:value-type="string">
            <text:p>K3INDE221 - L3 INFO PARC MIDL</text:p>
            <text:p>K3MADE221 - L3 MATHS PARC MIDL</text:p>
          </table:table-cell>
          <table:table-cell table:formula="of:=[.G17] + SUM([.H17:.X17])* 5 / 17 + SUM([.Y17:.AE17])" office:value-type="float" office:value="0" calcext:value-type="float">
            <text:p>0.00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22513209</text:p>
          </table:table-cell>
          <table:table-cell office:value-type="string" calcext:value-type="string">
            <text:p>DOUIRI</text:p>
          </table:table-cell>
          <table:table-cell office:value-type="string" calcext:value-type="string">
            <text:p>LOUBNA</text:p>
          </table:table-cell>
          <table:table-cell office:value-type="string" calcext:value-type="string">
            <text:p>loubna.douiri@univ-tlse3.fr</text:p>
          </table:table-cell>
          <table:table-cell office:value-type="string" calcext:value-type="string">
            <text:p>K2INFE221 - L2 INFORMATIQUE</text:p>
            <text:p>K3MABE231 - L3 MATHS PARC SID</text:p>
          </table:table-cell>
          <table:table-cell table:formula="of:=[.G18] + SUM([.H18:.X18])* 5 / 17 + SUM([.Y18:.AE18])" office:value-type="float" office:value="0.882352941176471" calcext:value-type="float">
            <text:p>0.8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22312393</text:p>
          </table:table-cell>
          <table:table-cell office:value-type="string" calcext:value-type="string">
            <text:p>DUCARUGE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arthur.ducaruge@univ-tlse3.fr</text:p>
          </table:table-cell>
          <table:table-cell office:value-type="string" calcext:value-type="string">
            <text:p>K3MABE231 - L3 MATHS PARC SID</text:p>
          </table:table-cell>
          <table:table-cell table:formula="of:=[.G19] + SUM([.H19:.X19])* 5 / 17 + SUM([.Y19:.AE19])" office:value-type="float" office:value="0.882352941176471" calcext:value-type="float">
            <text:p>0.8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22514293</text:p>
          </table:table-cell>
          <table:table-cell office:value-type="string" calcext:value-type="string">
            <text:p>EL OUAKYLY</text:p>
          </table:table-cell>
          <table:table-cell office:value-type="string" calcext:value-type="string">
            <text:p>RIME</text:p>
          </table:table-cell>
          <table:table-cell office:value-type="string" calcext:value-type="string">
            <text:p>rime.el-ouakyly@univ-tlse3.fr</text:p>
          </table:table-cell>
          <table:table-cell office:value-type="string" calcext:value-type="string">
            <text:p>K3MABE231 - L3 MATHS PARC SID</text:p>
          </table:table-cell>
          <table:table-cell table:formula="of:=[.G20] + SUM([.H20:.X20])* 5 / 17 + SUM([.Y20:.AE20])" office:value-type="float" office:value="0.588235294117647" calcext:value-type="float">
            <text:p>0.5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22314534</text:p>
          </table:table-cell>
          <table:table-cell office:value-type="string" calcext:value-type="string">
            <text:p>FOURNIL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florian.fournil@univ-tlse3.fr</text:p>
          </table:table-cell>
          <table:table-cell office:value-type="string" calcext:value-type="string">
            <text:p>K2MATE231 - L2 MATHEMATIQUES</text:p>
          </table:table-cell>
          <table:table-cell table:formula="of:=[.G21] + SUM([.H21:.X21])* 5 / 17 + SUM([.Y21:.AE21])" office:value-type="float" office:value="0.588235294117647" calcext:value-type="float">
            <text:p>0.5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22108892</text:p>
          </table:table-cell>
          <table:table-cell office:value-type="string" calcext:value-type="string">
            <text:p>GIRAUD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enzo.giraud@univ-tlse3.fr</text:p>
          </table:table-cell>
          <table:table-cell office:value-type="string" calcext:value-type="string">
            <text:p>K3MAEE231 - L3 MATHS PARC ENS RECHERC</text:p>
          </table:table-cell>
          <table:table-cell table:formula="of:=[.G22] + SUM([.H22:.X22])* 5 / 17 + SUM([.Y22:.AE22])" office:value-type="float" office:value="0.588235294117647" calcext:value-type="float">
            <text:p>0.5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22203302</text:p>
          </table:table-cell>
          <table:table-cell office:value-type="string" calcext:value-type="string">
            <text:p>GOURRI SEGAME</text:p>
          </table:table-cell>
          <table:table-cell office:value-type="string" calcext:value-type="string">
            <text:p>CHAIMAA</text:p>
          </table:table-cell>
          <table:table-cell office:value-type="string" calcext:value-type="string">
            <text:p>chaimaa.gourri-segame@univ-tlse3.fr</text:p>
          </table:table-cell>
          <table:table-cell office:value-type="string" calcext:value-type="string">
            <text:p>K2MATE231 - L2 MATHEMATIQUES</text:p>
            <text:p>K3MABE231 - L3 MATHS PARC SID</text:p>
          </table:table-cell>
          <table:table-cell table:formula="of:=[.G23] + SUM([.H23:.X23])* 5 / 17 + SUM([.Y23:.AE23])" office:value-type="float" office:value="0" calcext:value-type="float">
            <text:p>0.00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22211080</text:p>
          </table:table-cell>
          <table:table-cell office:value-type="string" calcext:value-type="string">
            <text:p>HAMDAOUI</text:p>
          </table:table-cell>
          <table:table-cell office:value-type="string" calcext:value-type="string">
            <text:p>SABER</text:p>
          </table:table-cell>
          <table:table-cell office:value-type="string" calcext:value-type="string">
            <text:p>saber.hamdaoui@univ-tlse3.fr</text:p>
          </table:table-cell>
          <table:table-cell office:value-type="string" calcext:value-type="string">
            <text:p>K3MAEE231 - L3 MATHS PARC ENS RECHERC</text:p>
          </table:table-cell>
          <table:table-cell table:formula="of:=[.G24] + SUM([.H24:.X24])* 5 / 17 + SUM([.Y24:.AE24])" office:value-type="float" office:value="0.294117647058824" calcext:value-type="float">
            <text:p>0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22304355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SYLVIE</text:p>
          </table:table-cell>
          <table:table-cell office:value-type="string" calcext:value-type="string">
            <text:p>sylvie.ho@univ-tlse3.fr</text:p>
          </table:table-cell>
          <table:table-cell office:value-type="string" calcext:value-type="string">
            <text:p>K3INDE221 - L3 INFO PARC MIDL</text:p>
            <text:p>K3MADE221 - L3 MATHS PARC MIDL</text:p>
          </table:table-cell>
          <table:table-cell table:formula="of:=[.G25] + SUM([.H25:.X25])* 5 / 17 + SUM([.Y25:.AE25])" office:value-type="float" office:value="0" calcext:value-type="float">
            <text:p>0.00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22300831</text:p>
          </table:table-cell>
          <table:table-cell office:value-type="string" calcext:value-type="string">
            <text:p>JAOUI</text:p>
          </table:table-cell>
          <table:table-cell office:value-type="string" calcext:value-type="string">
            <text:p>BASTIEN</text:p>
          </table:table-cell>
          <table:table-cell office:value-type="string" calcext:value-type="string">
            <text:p>bastien.jaoui@univ-tlse3.fr</text:p>
          </table:table-cell>
          <table:table-cell office:value-type="string" calcext:value-type="string">
            <text:p>K3MAEE231 - L3 MATHS PARC ENS RECHERC</text:p>
          </table:table-cell>
          <table:table-cell table:formula="of:=[.G26] + SUM([.H26:.X26])* 5 / 17 + SUM([.Y26:.AE26])" office:value-type="float" office:value="0.588235294117647" calcext:value-type="float">
            <text:p>0.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22305445</text:p>
          </table:table-cell>
          <table:table-cell office:value-type="string" calcext:value-type="string">
            <text:p>JEAN-ALBERT</text:p>
          </table:table-cell>
          <table:table-cell office:value-type="string" calcext:value-type="string">
            <text:p>GAEL</text:p>
          </table:table-cell>
          <table:table-cell office:value-type="string" calcext:value-type="string">
            <text:p>gael.jean-albert@univ-tlse3.fr</text:p>
          </table:table-cell>
          <table:table-cell office:value-type="string" calcext:value-type="string">
            <text:p>K3INDE221 - L3 INFO PARC MIDL</text:p>
            <text:p>K3MADE221 - L3 MATHS PARC MIDL</text:p>
          </table:table-cell>
          <table:table-cell table:formula="of:=[.G27] + SUM([.H27:.X27])* 5 / 17 + SUM([.Y27:.AE27])" office:value-type="float" office:value="0" calcext:value-type="float">
            <text:p>0.00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22202169</text:p>
          </table:table-cell>
          <table:table-cell office:value-type="string" calcext:value-type="string">
            <text:p>JEANDEL</text:p>
          </table:table-cell>
          <table:table-cell office:value-type="string" calcext:value-type="string">
            <text:p>LOUBEN</text:p>
          </table:table-cell>
          <table:table-cell office:value-type="string" calcext:value-type="string">
            <text:p>louben.jeandel@univ-tlse3.fr</text:p>
          </table:table-cell>
          <table:table-cell office:value-type="string" calcext:value-type="string">
            <text:p>K3INDE221 - L3 INFO PARC MIDL</text:p>
            <text:p>K3MADE221 - L3 MATHS PARC MIDL</text:p>
          </table:table-cell>
          <table:table-cell table:formula="of:=[.G28] + SUM([.H28:.X28])* 5 / 17 + SUM([.Y28:.AE28])" office:value-type="float" office:value="1.17647058823529" calcext:value-type="float">
            <text:p>1.1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22302877</text:p>
          </table:table-cell>
          <table:table-cell office:value-type="string" calcext:value-type="string">
            <text:p>JOLIBER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oine.jolibert@univ-tlse3.fr</text:p>
          </table:table-cell>
          <table:table-cell office:value-type="string" calcext:value-type="string">
            <text:p>K3MABE231 - L3 MATHS PARC SID</text:p>
          </table:table-cell>
          <table:table-cell table:formula="of:=[.G29] + SUM([.H29:.X29])* 5 / 17 + SUM([.Y29:.AE29])" office:value-type="float" office:value="1.17647058823529" calcext:value-type="float">
            <text:p>1.1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22514247</text:p>
          </table:table-cell>
          <table:table-cell office:value-type="string" calcext:value-type="string">
            <text:p>KABORE</text:p>
          </table:table-cell>
          <table:table-cell office:value-type="string" calcext:value-type="string">
            <text:p>SIDI</text:p>
          </table:table-cell>
          <table:table-cell office:value-type="string" calcext:value-type="string">
            <text:p>sidi.kabore@univ-tlse3.fr</text:p>
          </table:table-cell>
          <table:table-cell office:value-type="string" calcext:value-type="string">
            <text:p>K3MABE231 - L3 MATHS PARC SID</text:p>
          </table:table-cell>
          <table:table-cell table:formula="of:=[.G30] + SUM([.H30:.X30])* 5 / 17 + SUM([.Y30:.AE30])" office:value-type="float" office:value="0.882352941176471" calcext:value-type="float">
            <text:p>0.8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22316206</text:p>
          </table:table-cell>
          <table:table-cell office:value-type="string" calcext:value-type="string">
            <text:p>KONKOBO</text:p>
          </table:table-cell>
          <table:table-cell office:value-type="string" calcext:value-type="string">
            <text:p>RAGNAGUENEWENDE</text:p>
          </table:table-cell>
          <table:table-cell office:value-type="string" calcext:value-type="string">
            <text:p>ragnaguenewende.konkobo@univ-tlse3.fr</text:p>
          </table:table-cell>
          <table:table-cell office:value-type="string" calcext:value-type="string">
            <text:p>K3MABE231 - L3 MATHS PARC SID</text:p>
          </table:table-cell>
          <table:table-cell table:formula="of:=[.G31] + SUM([.H31:.X31])* 5 / 17 + SUM([.Y31:.AE31])" office:value-type="float" office:value="0" calcext:value-type="float">
            <text:p>0.00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22209048</text:p>
          </table:table-cell>
          <table:table-cell office:value-type="string" calcext:value-type="string">
            <text:p>LACROIX</text:p>
          </table:table-cell>
          <table:table-cell office:value-type="string" calcext:value-type="string">
            <text:p>LUDOVIC</text:p>
          </table:table-cell>
          <table:table-cell office:value-type="string" calcext:value-type="string">
            <text:p>ludovic.lacroix2@univ-tlse3.fr</text:p>
          </table:table-cell>
          <table:table-cell office:value-type="string" calcext:value-type="string">
            <text:p>K3INDE221 - L3 INFO PARC MIDL</text:p>
            <text:p>K3MADE221 - L3 MATHS PARC MIDL</text:p>
          </table:table-cell>
          <table:table-cell table:formula="of:=[.G32] + SUM([.H32:.X32])* 5 / 17 + SUM([.Y32:.AE32])" office:value-type="float" office:value="0.588235294117647" calcext:value-type="float">
            <text:p>0.5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22213354</text:p>
          </table:table-cell>
          <table:table-cell office:value-type="string" calcext:value-type="string">
            <text:p>LAHBICHI</text:p>
          </table:table-cell>
          <table:table-cell office:value-type="string" calcext:value-type="string">
            <text:p>INSAFE</text:p>
          </table:table-cell>
          <table:table-cell office:value-type="string" calcext:value-type="string">
            <text:p>insafe.lahbichi@univ-tlse3.fr</text:p>
          </table:table-cell>
          <table:table-cell office:value-type="string" calcext:value-type="string">
            <text:p>K3INDE221 - L3 INFO PARC MIDL</text:p>
            <text:p>K3MADE221 - L3 MATHS PARC MIDL</text:p>
          </table:table-cell>
          <table:table-cell table:formula="of:=[.G33] + SUM([.H33:.X33])* 5 / 17 + SUM([.Y33:.AE33])" office:value-type="float" office:value="0" calcext:value-type="float">
            <text:p>0.00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22308482</text:p>
          </table:table-cell>
          <table:table-cell office:value-type="string" calcext:value-type="string">
            <text:p>LE BE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.le-ber@univ-tlse3.fr</text:p>
          </table:table-cell>
          <table:table-cell office:value-type="string" calcext:value-type="string">
            <text:p>K3INDE221 - L3 INFO PARC MIDL</text:p>
            <text:p>K3MADE221 - L3 MATHS PARC MIDL</text:p>
          </table:table-cell>
          <table:table-cell table:formula="of:=[.G34] + SUM([.H34:.X34])* 5 / 17 + SUM([.Y34:.AE34])" office:value-type="float" office:value="0" calcext:value-type="float">
            <text:p>0.00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22008671</text:p>
          </table:table-cell>
          <table:table-cell office:value-type="string" calcext:value-type="string">
            <text:p>LE GUELAFF</text:p>
          </table:table-cell>
          <table:table-cell office:value-type="string" calcext:value-type="string">
            <text:p>MAEL</text:p>
          </table:table-cell>
          <table:table-cell office:value-type="string" calcext:value-type="string">
            <text:p>mael.le-guelaff@univ-tlse3.fr</text:p>
          </table:table-cell>
          <table:table-cell office:value-type="string" calcext:value-type="string">
            <text:p>K3MABE231 - L3 MATHS PARC SID</text:p>
          </table:table-cell>
          <table:table-cell table:formula="of:=[.G35] + SUM([.H35:.X35])* 5 / 17 + SUM([.Y35:.AE35])" office:value-type="float" office:value="0" calcext:value-type="float">
            <text:p>0.00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22305843</text:p>
          </table:table-cell>
          <table:table-cell office:value-type="string" calcext:value-type="string">
            <text:p>LEONARD--BERTRAND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valentin.leonard--bertrand@univ-tlse3.fr</text:p>
          </table:table-cell>
          <table:table-cell office:value-type="string" calcext:value-type="string">
            <text:p>K3INDE221 - L3 INFO PARC MIDL</text:p>
            <text:p>K3MADE221 - L3 MATHS PARC MIDL</text:p>
          </table:table-cell>
          <table:table-cell table:formula="of:=[.G36] + SUM([.H36:.X36])* 5 / 17 + SUM([.Y36:.AE36])" office:value-type="float" office:value="1.17647058823529" calcext:value-type="float">
            <text:p>1.1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22304044</text:p>
          </table:table-cell>
          <table:table-cell office:value-type="string" calcext:value-type="string">
            <text:p>LORY</text:p>
          </table:table-cell>
          <table:table-cell office:value-type="string" calcext:value-type="string">
            <text:p>SOLENE</text:p>
          </table:table-cell>
          <table:table-cell office:value-type="string" calcext:value-type="string">
            <text:p>solene.lory@univ-tlse3.fr</text:p>
          </table:table-cell>
          <table:table-cell office:value-type="string" calcext:value-type="string">
            <text:p>K3INDE221 - L3 INFO PARC MIDL</text:p>
            <text:p>K3MADE221 - L3 MATHS PARC MIDL</text:p>
          </table:table-cell>
          <table:table-cell table:formula="of:=[.G37] + SUM([.H37:.X37])* 5 / 17 + SUM([.Y37:.AE37])" office:value-type="float" office:value="0" calcext:value-type="float">
            <text:p>0.00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22504119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audrey.marcos@univ-tlse3.fr</text:p>
          </table:table-cell>
          <table:table-cell office:value-type="string" calcext:value-type="string">
            <text:p>K3MABE231 - L3 MATHS PARC SID</text:p>
            <text:p>XUCERE241 - Inscription au Certi+</text:p>
          </table:table-cell>
          <table:table-cell table:formula="of:=[.G38] + SUM([.H38:.X38])* 5 / 17 + SUM([.Y38:.AE38])" office:value-type="float" office:value="0" calcext:value-type="float">
            <text:p>0.00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22509293</text:p>
          </table:table-cell>
          <table:table-cell office:value-type="string" calcext:value-type="string">
            <text:p>MARQUIE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raphael.marquie@univ-tlse3.fr</text:p>
          </table:table-cell>
          <table:table-cell office:value-type="string" calcext:value-type="string">
            <text:p>K3MAEE231 - L3 MATHS PARC ENS RECHERC</text:p>
          </table:table-cell>
          <table:table-cell table:formula="of:=[.G39] + SUM([.H39:.X39])* 5 / 17 + SUM([.Y39:.AE39])" office:value-type="float" office:value="0" calcext:value-type="float">
            <text:p>0.00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22306430</text:p>
          </table:table-cell>
          <table:table-cell office:value-type="string" calcext:value-type="string">
            <text:p>MARTINEAU</text:p>
          </table:table-cell>
          <table:table-cell office:value-type="string" calcext:value-type="string">
            <text:p>TITOUAN</text:p>
          </table:table-cell>
          <table:table-cell office:value-type="string" calcext:value-type="string">
            <text:p>titouan.martineau@univ-tlse3.fr</text:p>
          </table:table-cell>
          <table:table-cell office:value-type="string" calcext:value-type="string">
            <text:p>K3INDE221 - L3 INFO PARC MIDL</text:p>
            <text:p>K3MADE221 - L3 MATHS PARC MIDL</text:p>
          </table:table-cell>
          <table:table-cell table:formula="of:=[.G40] + SUM([.H40:.X40])* 5 / 17 + SUM([.Y40:.AE40])" office:value-type="float" office:value="0" calcext:value-type="float">
            <text:p>0.00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22311498</text:p>
          </table:table-cell>
          <table:table-cell office:value-type="string" calcext:value-type="string">
            <text:p>MEQQORI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wally.meqqori@univ-tlse3.fr</text:p>
          </table:table-cell>
          <table:table-cell office:value-type="string" calcext:value-type="string">
            <text:p>K3INDE221 - L3 INFO PARC MIDL</text:p>
            <text:p>K3MADE221 - L3 MATHS PARC MIDL</text:p>
          </table:table-cell>
          <table:table-cell table:formula="of:=[.G41] + SUM([.H41:.X41])* 5 / 17 + SUM([.Y41:.AE41])" office:value-type="float" office:value="0" calcext:value-type="float">
            <text:p>0.00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22015636</text:p>
          </table:table-cell>
          <table:table-cell office:value-type="string" calcext:value-type="string">
            <text:p>MUKOKO</text:p>
          </table:table-cell>
          <table:table-cell office:value-type="string" calcext:value-type="string">
            <text:p>KIAMA</text:p>
          </table:table-cell>
          <table:table-cell office:value-type="string" calcext:value-type="string">
            <text:p>kiama.mukoko@univ-tlse3.fr</text:p>
          </table:table-cell>
          <table:table-cell office:value-type="string" calcext:value-type="string">
            <text:p>K2MATE231 - L2 MATHEMATIQUES</text:p>
            <text:p>K3MABE231 - L3 MATHS PARC SID</text:p>
          </table:table-cell>
          <table:table-cell table:formula="of:=[.G42] + SUM([.H42:.X42])* 5 / 17 + SUM([.Y42:.AE42])" office:value-type="float" office:value="0" calcext:value-type="float">
            <text:p>0.00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22303877</text:p>
          </table:table-cell>
          <table:table-cell office:value-type="string" calcext:value-type="string">
            <text:p>PEROTTINO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tony.perottino@univ-tlse3.fr</text:p>
          </table:table-cell>
          <table:table-cell office:value-type="string" calcext:value-type="string">
            <text:p>K3INDE221 - L3 INFO PARC MIDL</text:p>
            <text:p>K3MADE221 - L3 MATHS PARC MIDL</text:p>
          </table:table-cell>
          <table:table-cell table:formula="of:=[.G43] + SUM([.H43:.X43])* 5 / 17 + SUM([.Y43:.AE43])" office:value-type="float" office:value="0" calcext:value-type="float">
            <text:p>0.00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22305880</text:p>
          </table:table-cell>
          <table:table-cell office:value-type="string" calcext:value-type="string">
            <text:p>RANDRIANARISOA</text:p>
          </table:table-cell>
          <table:table-cell office:value-type="string" calcext:value-type="string">
            <text:p>MENDRIKA KAMEL</text:p>
          </table:table-cell>
          <table:table-cell office:value-type="string" calcext:value-type="string">
            <text:p>mendrika-kamel.randrianarisoa@univ-tlse3.fr</text:p>
          </table:table-cell>
          <table:table-cell office:value-type="string" calcext:value-type="string">
            <text:p>K3MABE231 - L3 MATHS PARC SID</text:p>
          </table:table-cell>
          <table:table-cell table:formula="of:=[.G44] + SUM([.H44:.X44])* 5 / 17 + SUM([.Y44:.AE44])" office:value-type="float" office:value="1.17647058823529" calcext:value-type="float">
            <text:p>1.1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22512394</text:p>
          </table:table-cell>
          <table:table-cell office:value-type="string" calcext:value-type="string">
            <text:p>RHARBA</text:p>
          </table:table-cell>
          <table:table-cell office:value-type="string" calcext:value-type="string">
            <text:p>AYOUB</text:p>
          </table:table-cell>
          <table:table-cell office:value-type="string" calcext:value-type="string">
            <text:p>ayoub.rharba@univ-tlse3.fr</text:p>
          </table:table-cell>
          <table:table-cell office:value-type="string" calcext:value-type="string">
            <text:p>K3MABE231 - L3 MATHS PARC SID</text:p>
          </table:table-cell>
          <table:table-cell table:formula="of:=[.G45] + SUM([.H45:.X45])* 5 / 17 + SUM([.Y45:.AE45])" office:value-type="float" office:value="0.588235294117647" calcext:value-type="float">
            <text:p>0.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22304640</text:p>
          </table:table-cell>
          <table:table-cell office:value-type="string" calcext:value-type="string">
            <text:p>SART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na.sarter@univ-tlse3.fr</text:p>
          </table:table-cell>
          <table:table-cell office:value-type="string" calcext:value-type="string">
            <text:p>K3MABE231 - L3 MATHS PARC SID</text:p>
          </table:table-cell>
          <table:table-cell table:formula="of:=[.G46] + SUM([.H46:.X46])* 5 / 17 + SUM([.Y46:.AE46])" office:value-type="float" office:value="0.882352941176471" calcext:value-type="float">
            <text:p>0.8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22303573</text:p>
          </table:table-cell>
          <table:table-cell office:value-type="string" calcext:value-type="string">
            <text:p>SAUREL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.saurel@univ-tlse3.fr</text:p>
          </table:table-cell>
          <table:table-cell office:value-type="string" calcext:value-type="string">
            <text:p>K3INDE221 - L3 INFO PARC MIDL</text:p>
            <text:p>K3MADE221 - L3 MATHS PARC MIDL</text:p>
          </table:table-cell>
          <table:table-cell table:formula="of:=[.G47] + SUM([.H47:.X47])* 5 / 17 + SUM([.Y47:.AE47])" office:value-type="float" office:value="0" calcext:value-type="float">
            <text:p>0.00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22308173</text:p>
          </table:table-cell>
          <table:table-cell office:value-type="string" calcext:value-type="string">
            <text:p>TAFESSE</text:p>
          </table:table-cell>
          <table:table-cell office:value-type="string" calcext:value-type="string">
            <text:p>BROOK ABENET</text:p>
          </table:table-cell>
          <table:table-cell office:value-type="string" calcext:value-type="string">
            <text:p>brook-abenet.tafesse@univ-tlse3.fr</text:p>
          </table:table-cell>
          <table:table-cell office:value-type="string" calcext:value-type="string">
            <text:p>K3MABE231 - L3 MATHS PARC SID</text:p>
            <text:p>NLUT3E231 - AEU OPTION SANTE UT3</text:p>
            <text:p>XUCERE241 - Inscription au Certi+</text:p>
          </table:table-cell>
          <table:table-cell table:formula="of:=[.G48] + SUM([.H48:.X48])* 5 / 17 + SUM([.Y48:.AE48])" office:value-type="float" office:value="1.17647058823529" calcext:value-type="float">
            <text:p>1.1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22510562</text:p>
          </table:table-cell>
          <table:table-cell office:value-type="string" calcext:value-type="string">
            <text:p>TROEGELER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arnaud.troegeler@univ-tlse3.fr</text:p>
          </table:table-cell>
          <table:table-cell office:value-type="string" calcext:value-type="string">
            <text:p>K2MATE231 - L2 MATHEMATIQUES</text:p>
          </table:table-cell>
          <table:table-cell table:formula="of:=[.G49] + SUM([.H49:.X49])* 5 / 17 + SUM([.Y49:.AE49])" office:value-type="float" office:value="0.294117647058824" calcext:value-type="float">
            <text:p>0.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4">
          <table:table-cell office:value-type="string" calcext:value-type="string">
            <text:p>2241282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DE-LUC</text:p>
          </table:table-cell>
          <table:table-cell office:value-type="string" calcext:value-type="string">
            <text:p>de-luc.vo@univ-tlse3.fr</text:p>
          </table:table-cell>
          <table:table-cell office:value-type="string" calcext:value-type="string">
            <text:p>K3MABE231 - L3 MATHS PARC SID</text:p>
            <text:p>K3MAEE231 - L3 MATHS PARC ENS RECHERC</text:p>
          </table:table-cell>
          <table:table-cell table:formula="of:=[.G50] + SUM([.H50:.X50])* 5 / 17 + SUM([.Y50:.AE50])" office:value-type="float" office:value="0.588235294117647" calcext:value-type="float">
            <text:p>0.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22510207</text:p>
          </table:table-cell>
          <table:table-cell office:value-type="string" calcext:value-type="string">
            <text:p>VORONCA</text:p>
          </table:table-cell>
          <table:table-cell office:value-type="string" calcext:value-type="string">
            <text:p>VICTOR-THEODORE</text:p>
          </table:table-cell>
          <table:table-cell office:value-type="string" calcext:value-type="string">
            <text:p>victor-theodore.voronca@univ-tlse3.fr</text:p>
          </table:table-cell>
          <table:table-cell office:value-type="string" calcext:value-type="string">
            <text:p>K3MAEE231 - L3 MATHS PARC ENS RECHERC</text:p>
          </table:table-cell>
          <table:table-cell table:formula="of:=[.G51] + SUM([.H51:.X51])* 5 / 17 + SUM([.Y51:.AE51])" office:value-type="float" office:value="0.588235294117647" calcext:value-type="float">
            <text:p>0.5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22307744</text:p>
          </table:table-cell>
          <table:table-cell office:value-type="string" calcext:value-type="string">
            <text:p>VUILLET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baptiste.vuillet@univ-tlse3.fr</text:p>
          </table:table-cell>
          <table:table-cell office:value-type="string" calcext:value-type="string">
            <text:p>K3INDE221 - L3 INFO PARC MIDL</text:p>
            <text:p>K3MADE221 - L3 MATHS PARC MIDL</text:p>
          </table:table-cell>
          <table:table-cell table:formula="of:=[.G52] + SUM([.H52:.X52])* 5 / 17 + SUM([.Y52:.AE52])" office:value-type="float" office:value="0" calcext:value-type="float">
            <text:p>0.00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22201615</text:p>
          </table:table-cell>
          <table:table-cell office:value-type="string" calcext:value-type="string">
            <text:p>WATSON DOMBRE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louis.watson-dombre@univ-tlse3.fr</text:p>
          </table:table-cell>
          <table:table-cell office:value-type="string" calcext:value-type="string">
            <text:p>K3MAEE231 - L3 MATHS PARC ENS RECHERC</text:p>
          </table:table-cell>
          <table:table-cell table:formula="of:=[.G53] + SUM([.H53:.X53])* 5 / 17 + SUM([.Y53:.AE53])" office:value-type="float" office:value="0.882352941176471" calcext:value-type="float">
            <text:p>0.8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22217440</text:p>
          </table:table-cell>
          <table:table-cell office:value-type="string" calcext:value-type="string">
            <text:p>YAMEOGO</text:p>
          </table:table-cell>
          <table:table-cell office:value-type="string" calcext:value-type="string">
            <text:p>GETWENDE</text:p>
          </table:table-cell>
          <table:table-cell office:value-type="string" calcext:value-type="string">
            <text:p>getwende.yameogo@univ-tlse3.fr</text:p>
          </table:table-cell>
          <table:table-cell office:value-type="string" calcext:value-type="string">
            <text:p>K3MABE231 - L3 MATHS PARC SID</text:p>
          </table:table-cell>
          <table:table-cell table:formula="of:=[.G54] + SUM([.H54:.X54])* 5 / 17 + SUM([.Y54:.AE54])" office:value-type="float" office:value="0.882352941176471" calcext:value-type="float">
            <text:p>0.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22401580</text:p>
          </table:table-cell>
          <table:table-cell office:value-type="string" calcext:value-type="string">
            <text:p>ZORYCH</text:p>
          </table:table-cell>
          <table:table-cell office:value-type="string" calcext:value-type="string">
            <text:p>ANASTASIIA</text:p>
          </table:table-cell>
          <table:table-cell office:value-type="string" calcext:value-type="string">
            <text:p>anastasiia.zorych@univ-tlse3.fr</text:p>
          </table:table-cell>
          <table:table-cell office:value-type="string" calcext:value-type="string">
            <text:p>K2MATE231 - L2 MATHEMATIQUES</text:p>
            <text:p>K3MABE231 - L3 MATHS PARC SID</text:p>
          </table:table-cell>
          <table:table-cell table:formula="of:=[.G55] + SUM([.H55:.X55])* 5 / 17 + SUM([.Y55:.AE55])" office:value-type="float" office:value="1.17647058823529" calcext:value-type="float">
            <text:p>1.1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5">
          <table:table-cell table:style-name="Default" table:number-columns-repeated="7"/>
          <table:table-cell table:style-name="ce17" table:formula="of:=SUM([.H4:.H55])" office:value-type="float" office:value="25" calcext:value-type="float">
            <text:p>25</text:p>
          </table:table-cell>
          <table:table-cell table:style-name="ce17" table:formula="of:=SUM([.I4:.I55])" office:value-type="float" office:value="24" calcext:value-type="float">
            <text:p>24</text:p>
          </table:table-cell>
          <table:table-cell table:style-name="ce17" table:formula="of:=SUM([.J4:.J55])" office:value-type="float" office:value="21" calcext:value-type="float">
            <text:p>21</text:p>
          </table:table-cell>
          <table:table-cell table:style-name="ce17" table:formula="of:=SUM([.K4:.K55])" office:value-type="float" office:value="0" calcext:value-type="float">
            <text:p>0</text:p>
          </table:table-cell>
          <table:table-cell table:style-name="ce17" table:formula="of:=SUM([.L4:.L55])" office:value-type="float" office:value="0" calcext:value-type="float">
            <text:p>0</text:p>
          </table:table-cell>
          <table:table-cell table:style-name="ce17" table:formula="of:=SUM([.M4:.M55])" office:value-type="float" office:value="0" calcext:value-type="float">
            <text:p>0</text:p>
          </table:table-cell>
          <table:table-cell table:style-name="ce17" table:formula="of:=SUM([.N4:.N55])" office:value-type="float" office:value="0" calcext:value-type="float">
            <text:p>0</text:p>
          </table:table-cell>
          <table:table-cell table:style-name="ce17" table:formula="of:=SUM([.O4:.O55])" office:value-type="float" office:value="0" calcext:value-type="float">
            <text:p>0</text:p>
          </table:table-cell>
          <table:table-cell table:style-name="ce17" table:formula="of:=SUM([.P4:.P55])" office:value-type="float" office:value="8" calcext:value-type="float">
            <text:p>8</text:p>
          </table:table-cell>
          <table:table-cell table:style-name="ce17" table:formula="of:=SUM([.Q4:.Q55])" office:value-type="float" office:value="0" calcext:value-type="float">
            <text:p>0</text:p>
          </table:table-cell>
          <table:table-cell table:style-name="ce17" table:formula="of:=SUM([.R4:.R55])" office:value-type="float" office:value="0" calcext:value-type="float">
            <text:p>0</text:p>
          </table:table-cell>
          <table:table-cell table:style-name="ce17" table:formula="of:=SUM([.S4:.S55])" office:value-type="float" office:value="0" calcext:value-type="float">
            <text:p>0</text:p>
          </table:table-cell>
          <table:table-cell table:style-name="ce17" table:formula="of:=SUM([.T4:.T55])" office:value-type="float" office:value="0" calcext:value-type="float">
            <text:p>0</text:p>
          </table:table-cell>
          <table:table-cell table:style-name="ce17" table:formula="of:=SUM([.U4:.U55])" office:value-type="float" office:value="0" calcext:value-type="float">
            <text:p>0</text:p>
          </table:table-cell>
          <table:table-cell table:style-name="ce17" table:formula="of:=SUM([.V4:.V55])" office:value-type="float" office:value="0" calcext:value-type="float">
            <text:p>0</text:p>
          </table:table-cell>
          <table:table-cell table:style-name="ce17" table:formula="of:=SUM([.W4:.W55])" office:value-type="float" office:value="0" calcext:value-type="float">
            <text:p>0</text:p>
          </table:table-cell>
          <table:table-cell table:style-name="ce17" table:formula="of:=SUM([.X4:.X55])" office:value-type="float" office:value="0" calcext:value-type="float">
            <text:p>0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Arial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2P2" style:volatile="true">
      <number:text loext:blank-width-char="-"> </number:text>
      <number:fill-character> </number:fill-character>
      <number:text loext:blank-width-char="-3">- €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3" number:min-decimal-places="3" number:min-integer-digits="1" number:grouping="true"/>
    </number:number-style>
    <number:number-style style:name="N156">
      <number:number number:decimal-places="1" number:min-decimal-places="1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RowLevel_5f_6" style:display-name="Excel_BuiltIn_RowLevel_6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 style:data-style-name="N2" text:time-value="14:17:09.6757703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4T10:57:28.710750294</meta:creation-date>
    <meta:generator>LibreOffice/26.2.1.2$Linux_X86_64 LibreOffice_project/620$Build-2</meta:generator>
    <dc:date>2026-03-11T14:37:02.647064189</dc:date>
    <meta:editing-duration>PT1H23M36S</meta:editing-duration>
    <meta:editing-cycles>24</meta:editing-cycles>
    <meta:document-statistic meta:table-count="1" meta:cell-count="442" meta:object-count="0"/>
  </office:meta>
</office:document-meta>
</file>